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Ubuntu" svg:font-family="Ubuntu"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3"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fo:keep-with-next="always" style:may-break-between-rows="false"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9" style:family="paragraph" style:parent-style-name="Standard">
      <style:paragraph-properties fo:margin-top="0in" fo:margin-bottom="0in" style:contextual-spacing="false" style:shadow="none"/>
      <style:text-properties style:font-name="Courier" fo:font-size="10pt" style:font-size-asian="10pt" style:font-size-complex="10pt"/>
    </style:style>
    <style:style style:name="P10" style:family="paragraph" style:parent-style-name="Standard">
      <style:paragraph-properties fo:margin-top="0in" fo:margin-bottom="0in" style:contextual-spacing="false"/>
      <style:text-properties style:font-name="Courier" fo:font-size="10pt" style:font-size-asian="10pt" style:font-size-complex="10pt"/>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style:font-name="Courier" fo:font-size="10pt" style:font-size-asian="10pt" style:font-size-complex="10pt"/>
    </style:style>
    <style:style style:name="P14"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Text_20_body">
      <style:paragraph-properties fo:break-before="page"/>
      <style:text-properties fo:font-style="italic"/>
    </style:style>
    <style:style style:name="P16" style:family="paragraph" style:parent-style-name="Standard">
      <style:paragraph-properties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17" style:family="paragraph" style:parent-style-name="Standard">
      <style:paragraph-properties fo:margin-top="0in" fo:margin-bottom="0.1201in" style:contextual-spacing="false" style:shadow="none"/>
      <style:text-properties style:font-name="Courier" fo:font-size="10pt" style:font-size-asian="10pt" style:font-size-complex="10pt"/>
    </style:style>
    <style:style style:name="P18" style:family="paragraph" style:parent-style-name="Standard">
      <style:paragraph-properties fo:margin-top="0in" fo:margin-bottom="0.1201in" style:contextual-spacing="false"/>
      <style:text-properties style:font-name="Courier" fo:font-size="10pt" style:font-size-asian="10pt" style:font-size-complex="10pt"/>
    </style:style>
    <style:style style:name="P19" style:family="paragraph" style:parent-style-name="Standard">
      <style:paragraph-properties fo:background-color="transparent">
        <style:background-image/>
      </style:paragraph-properties>
    </style:style>
    <style:style style:name="P20" style:family="paragraph" style:parent-style-name="Standard">
      <style:paragraph-properties fo:background-color="transparent">
        <style:background-image/>
      </style:paragraph-properties>
      <style:text-properties style:font-name="Courier" fo:font-size="10pt" style:font-size-asian="10pt" style:font-size-complex="10pt"/>
    </style:style>
    <style:style style:name="P21" style:family="paragraph" style:parent-style-name="Table_20_Contents">
      <style:paragraph-properties fo:text-align="center" style:justify-single-word="false"/>
    </style:style>
    <style:style style:name="P22" style:family="paragraph" style:parent-style-name="Standard" style:master-page-name="">
      <style:paragraph-properties style:page-number="auto" fo:keep-with-next="always"/>
      <style:text-properties style:font-name="Arial1" fo:font-size="16pt" fo:font-style="normal" fo:font-weight="bold" style:font-size-asian="16pt" style:font-style-asian="normal" style:font-weight-asian="bold" style:font-size-complex="16pt" style:font-style-complex="normal" style:font-weight-complex="bold"/>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2">
      <style:paragraph-properties>
        <style:tab-stops>
          <style:tab-stop style:position="6.9252in" style:type="right" style:leader-style="dotted" style:leader-text="."/>
        </style:tab-stops>
      </style:paragraph-properties>
    </style:style>
    <style:style style:name="P25" style:family="paragraph" style:parent-style-name="Contents_20_3">
      <style:paragraph-properties>
        <style:tab-stops>
          <style:tab-stop style:position="6.9252in" style:type="right" style:leader-style="dotted" style:leader-text="."/>
        </style:tab-stops>
      </style:paragraph-properties>
    </style:style>
    <style:style style:name="P26" style:family="paragraph" style:parent-style-name="Contents_20_4">
      <style:paragraph-properties>
        <style:tab-stops>
          <style:tab-stop style:position="6.9252in" style:type="right" style:leader-style="dotted" style:leader-text="."/>
        </style:tab-stops>
      </style:paragraph-properties>
    </style:style>
    <style:style style:name="P27" style:family="paragraph" style:parent-style-name="Standard" style:list-style-name="L4"/>
    <style:style style:name="P28" style:family="paragraph" style:parent-style-name="Standard" style:list-style-name="L5"/>
    <style:style style:name="P29" style:family="paragraph" style:parent-style-name="Standard" style:list-style-name="L6"/>
    <style:style style:name="P30" style:family="paragraph" style:parent-style-name="Standard" style:list-style-name="L7"/>
    <style:style style:name="P3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2" style:family="paragraph" style:parent-style-name="Standard" style:list-style-name="L8"/>
    <style:style style:name="P33" style:family="paragraph" style:parent-style-name="Heading_20_1" style:master-page-name="First_20_Page">
      <style:paragraph-properties style:page-number="auto"/>
    </style:style>
    <style:style style:name="P34" style:family="paragraph" style:parent-style-name="Header">
      <style:paragraph-properties fo:text-align="center" style:justify-single-word="false" style:snap-to-layout-grid="false"/>
      <style:text-properties style:font-name="Arial1" fo:font-size="14pt" fo:font-weight="bold" officeooo:rsid="00083024" style:font-size-asian="14pt" style:font-weight-asian="bold" style:font-size-complex="14pt" style:font-weight-complex="bold"/>
    </style:style>
    <style:style style:name="P35" style:family="paragraph">
      <style:paragraph-properties style:writing-mode="lr-tb"/>
    </style:style>
    <style:style style:name="P3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083024" style:font-size-asian="8pt" style:font-size-complex="8pt"/>
    </style:style>
    <style:style style:name="T4" style:family="text">
      <style:text-properties officeooo:rsid="00083024"/>
    </style:style>
    <style:style style:name="T5" style:family="text">
      <style:text-properties fo:font-size="9pt" style:font-size-asian="9pt"/>
    </style:style>
    <style:style style:name="T6" style:family="text">
      <style:text-properties fo:font-style="normal" style:font-style-asian="normal" style:font-style-complex="normal"/>
    </style:style>
    <style:style style:name="T7" style:family="text">
      <style:text-properties fo:color="#000000" style:font-name="Times New Roman2" fo:font-size="12pt"/>
    </style:style>
    <style:style style:name="T8" style:family="text">
      <style:text-properties fo:color="#000000" style:font-name="Times New Roman2" fo:font-size="10pt" style:font-size-asian="10pt" style:font-size-complex="10pt"/>
    </style:style>
    <style:style style:name="T9" style:family="text">
      <style:text-properties fo:font-variant="normal" fo:text-transform="none" fo:font-style="normal"/>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style:text-underline-style="solid" style:text-underline-width="auto" style:text-underline-color="font-color"/>
    </style:style>
    <style:style style:name="T13" style:family="text">
      <style:text-properties style:text-position="super 58%"/>
    </style:style>
    <style:style style:name="T14" style:family="text">
      <style:text-properties style:font-name="Courier" fo:font-size="10pt" style:font-size-asian="10pt" style:font-size-complex="10pt"/>
    </style:style>
    <style:style style:name="T15" style:family="text">
      <style:text-properties style:text-position="33% 80%"/>
    </style:style>
    <style:style style:name="T16" style:family="text">
      <style:text-properties style:text-position="-33% 80%"/>
    </style:style>
    <style:style style:name="T17" style:family="text">
      <style:text-properties style:font-name="Times New Roman2" fo:font-size="12pt"/>
    </style:style>
    <style:style style:name="T18" style:family="text">
      <style:text-properties fo:background-color="#99ccff" loext:char-shading-value="0"/>
    </style:style>
    <style:style style:name="T19" style:family="text">
      <style:text-properties fo:background-color="#ffff66" loext:char-shading-value="0"/>
    </style:style>
    <style:style style:name="T20" style:family="text">
      <style:text-properties fo:background-color="#eb613d" loext:char-shading-value="0"/>
    </style:style>
    <style:style style:name="T21" style:family="text">
      <style:text-properties fo:font-size="10pt" style:font-size-asian="10pt" style:font-size-complex="10pt"/>
    </style:style>
    <style:style style:name="T22" style:family="text">
      <style:text-properties officeooo:rsid="000cb450"/>
    </style:style>
    <style:style style:name="T23" style:family="text">
      <style:text-properties officeooo:rsid="000dcc4f"/>
    </style:style>
    <style:style style:name="T24" style:family="text">
      <style:text-properties officeooo:rsid="000ee0b1"/>
    </style:style>
    <style:style style:name="T25" style:family="text">
      <style:text-properties officeooo:rsid="0011f003"/>
    </style:style>
    <style:style style:name="T26" style:family="text">
      <style:text-properties officeooo:rsid="00137fa3"/>
    </style:style>
    <style:style style:name="T27"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Introduction</text:h>
      <text:p text:style-name="Standard">This Technical Note contains informative discussion and background for the corresponding “OpenLCB CAN Frame Transfer Standard”. This Technical Note is not normative in any way.</text:p>
      <text:p text:style-name="Standard">For information on format and presentation conventions, see: </text:p>
      <text:list xml:id="list5541147125434084385" text:style-name="L4">
        <text:list-item>
          <text:p text:style-name="P27">OpenLCB Common Information Technical Note</text:p>
        </text:list-item>
      </text:list>
      <text:p text:style-name="Standard">The Frame Transfer layer of the OpenLCB-CAN stack lives above the CAN Physical Layer, and below the Message Network layer. It is responsible for ensuring the reliable transport of the CAN frames that make up OpenLCB-CAN messages.</text:p>
      <text:p text:style-name="Standard">CAN provides reliable transport between any two nodes on a CAN segment within limitations:</text:p>
      <text:list xml:id="list3127293525962492985" text:style-name="L5">
        <text:list-item>
          <text:p text:style-name="P28">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28">CAN does not provide any indicator of which node sent a particular frame. Any node can send any frame, and the receiving nodes have no CAN-provided mechanism for identifying the source.</text:p>
        </text:list-item>
        <text:list-item>
          <text:p text:style-name="P28">It's useful to have a way of addressing a frame to be processed by a specific node, but all CAN nodes receive every frame.</text:p>
        </text:list-item>
        <text:list-item>
          <text:p text:style-name="P28">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28">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
      <text:h text:style-name="Heading_20_2" text:outline-level="2">CAN Specialization for OpenLCB</text:h>
      <text:p text:style-name="Standard">CAN is adapted to OpenLCB use by a series of specifications which together mitigate the above limitations: </text:p>
      <text:list xml:id="list8939064381035805472" text:style-name="L6">
        <text:list-item>
          <text:p text:style-name="P29"><text:soft-page-break/>Putting a unique source ID field in each frame ensures that the frames are unique (item 1 above), and provides a frame-level indicator of which node sent the frame for the purposes of monitoring, debugging, etc (item 2). </text:p>
        </text:list-item>
        <text:list-item>
          <text:p text:style-name="P29">Providing a destination address that allows a standard method of addressed communications (item 3). </text:p>
        </text:list-item>
        <text:list-item>
          <text:p text:style-name="P29">Using a distributed algorithm to determine the value for that ID field prevents needing a single “manager” to provide it, thereby handling item 4. </text:p>
        </text:list-item>
        <text:list-item>
          <text:p text:style-name="P29">The header bit fields discussed below are organized to handle item 5. </text:p>
        </text:list-item>
      </text:list>
      <text:p text:style-name="Standard">Further, OpenLCB-CAN is required to work with standard CAN components (e.g., interface chips, bridges, computer adapters). <text:s/>These standard components must not require customization to operate with OpenLCB. <text:s/>This forces a stringent requirement on protocol design, in that OpenLCB-CAN cannot require specific timing, deliberate creation of error cases or non-standard error handling. <text:s/></text:p>
      <text:p text:style-name="Standard">OpenLCB-CAN is required to work without user intervention; user presets are not required for the CAN frame communications layer to work. The Node ID that's needed for communications is required to be pre-configured into the node.</text:p>
      <text:p text:style-name="Standard">It's desirable for OpenLCB-CAN nodes to detect duplicate (non-unique) Node IDs, but 100% reliable detection is not required. </text:p>
      <text:h text:style-name="Heading_20_2" text:outline-level="2">CAN collisions in loaded networks</text:h>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For example, consider 5 nodes each of which want to send the high-priority frames 1, ..., 5, plus one more node A that wants to send the low priority frame 15. <text:s/>If all those nodes attempt to send at once, the frames will arbitrate out and will be sent in the order 1, 2, 3, 4, 5, 15. <text:s/>If another node, B, also wants to send a frame 15, and starts to send it at any point during that entire sequence, it will end up colliding with the 15 that is being sent by A. <text:s/></text:p>
      <text:p text:style-name="Standard">Particularly during layout startup, when many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text:soft-page-break/>Introduction</text:h>
      <text:p text:style-name="Standard">(Nothing to add to the Standard)</text:p>
      <text:h text:style-name="Heading_20_2" text:outline-level="2">Intended Use</text:h>
      <text:p text:style-name="Standard">The OpenLCB protocol suite uses 6-byte Node ID values, but this protocol layer could be useful in other contexts too. The Standard is therefore written so that any Node ID length through 7*12 = 84 bits can be used in a straight-forward manner. </text:p>
      <text:h text:style-name="Heading_20_2" text:outline-level="2">References and Context</text:h>
      <text:p text:style-name="Standard">Note that the Standard references the Unique ID Standard, but only to the extent that each node is required to have a unique ID as its node ID. The Standard would work equally well with a Unique ID that was allocated via any mechanism, and with any length from 12 through 84 bits. OpenLCB uses a 48-bit unique ID as a node ID, <text:span text:style-name="T10">which</text:span> is assumed for the rest of this Technical Note.</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footnote"><text:note-citation>1</text:note-citation><text:note-body><text:p text:style-name="Footnote">See Atmel application note “AVR076: AVR® CAN - 4K Boot Loader” http://www.atmel.com:80/dyn/resources/prod_documents/doc8247.pdf</text:p></text:note-body></text:note> uses standard frames, for example, and the Microchip bootloader<text:note text:id="ftn2" text:note-class="footnote"><text:note-citation>2</text:note-citation><text:note-body><text:p text:style-name="Footnote">See Microchip application note “AN247 A CAN Bootloader for PIC18F CAN Microcontrollers” http://ww1.microchip.com/downloads/en/AppNotes/00247a.pdf</text:p></text:note-body></text:note> can also use them. <text:s/>Allowing standard frames then allows the use of these bootloaders in parallel with OpenLCB-CAN. <text:s/>Similarly, CBUS<text:note text:id="ftn3" text:note-class="footnote"><text:note-citation>3</text:note-citation><text:note-body><text:p text:style-name="Footnote">See <text:a xlink:type="simple" xlink:href="http://www.merg.org.uk/resources/lcb.html">http://www.merg.org.uk/resources/lcb.html</text:a></text:p></text:note-body></text:note> uses standard frames, and therefore could coexist with OpenLCB on a CAN segment.</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4</text:note-citation><text:note-body><text:p text:style-name="Footnote">See http://www.can-cia.org/</text:p></text:note-body></text:note> and <text:a xlink:type="simple" xlink:href="http://www.thecanmancan.com/?tag=rtr">http://www.thecanmancan.com/?tag=rtr</text:a> for more information.</text:p>
      <text:p text:style-name="Standard"><text:span text:style-name="T17">A CAN node can emit an overload frame when “</text:span><text:span text:style-name="T7">Due to internal conditions, the node is not yet able to begin reception of the next (frame). A node may generate a maximum of two sequential overload frames to delay the start of the next (frame).” Those frames are 17 to 23 extra bit times each.</text:span><text:span text:style-name="T7"><text:note text:id="ftn5" text:note-class="footnote"><text:note-citation>5</text:note-citation><text:note-body><text:p text:style-name="Footnote"><text:span text:style-name="T8">See </text:span><text:a xlink:type="simple" xlink:href="http://rs232-rs485.blogspot.com/2009/11/can-bus-message-frames-overload.html"><text:span text:style-name="T21">http://rs232-</text:span></text:a><text:a xlink:type="simple" xlink:href="http://rs232-rs485.blogspot.com/2009/11/can-bus-message-frames-overload.html"><text:span text:style-name="T21">rs485.blogspot.com/2009/11/can-bus-message-frames-overload.html</text:span></text:a></text:p></text:note-body></text:note></text:span><text:span text:style-name="T7"> </text:span>The protocol does not specify transmission of overload frames because not all CAN controller hardware can <text:soft-page-break/>deliberately send them. We require that nodes be able to handle them because some CAN controller hardware will occasionally send them automatically.</text:p>
      <text:p text:style-name="Standard">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p text:style-name="Standard">The CAN format has been allocated on nibble boundaries to make it easier to read dumps of packets. The header is considered to be right (LSB) aligned.</text:p>
      <text:p text:style-name="Standard">The reserved most-significant bit (MSB) is likely to be used as a priority-boost bit in the future, for example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 It is therefore not available as a protocol expansion bit.</text:p>
      <text:p text:style-name="Standard">The second-most-significant bit (0x0800,0000) when 0 indicates that the frame is for local control on the CAN segment. <text:s/>Those frames should never leave the CAN segment. When 1, it indicates that the frame is carrying OpenLCB message traffic, which can leave the CAN segment to proceed to the rest of the network; see the message-level documentation for more information on that.</text:p>
      <text:p text:style-name="Standard">The order of the header fields was chosen to get proper priority and access disambiguation via CAN's standard mechanisms.</text:p>
      <text:h text:style-name="Heading_20_2" text:outline-level="2">States</text:h>
      <text:p text:style-name="Standard">In the Inhibited state, a node can only communicate on the CAN segment to allocate its Node ID alias(es). <text:s/>This involves sending CID and RID frames with a tentative Node ID alias value. <text:s/>Once that process is complete, the node has an assigned Node ID alias and can <text:span text:style-name="T22">transition</text:span> to the Permitted state, where all communications are possible.</text:p>
      <text:p text:style-name="Standard">If a node fails, it should restart in the Inhibited state. In general, this state transition is not visible to other nodes until the failed node starts communicating.</text:p>
      <text:p text:style-name="P12">Designers of nodes that maintain alias pools, for example in gateways, need to carefully consider to what extent the state applies to the entire node, and to what extent it applies to each individual alias in <text:span text:style-name="T10">the</text:span> gateway pool. Anything that transmits OpenLCB frames on CAN needs to have reserved an alias and have transitioned to Permitted state by transmitting an Alias Map Definition frame using that particular alias. <text:s/>It can acquire and stock-pile other aliases for later use, putting them into Permitted state either immediately or at some later time.</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p text:style-name="Standard"><text:soft-page-break/>The coding of <text:span text:style-name="T10">the</text:span> 0x07NN field was selected to allow expansion of control fields in the 0x070N range, and expansion of error indications in the 0x071N range.</text:p>
      <text:p text:style-name="Standard">The block of CAN frames with Variable field from 0x1000 to 0x3FFF are not used by OpenLCB. <text:s/>Although formally reserved, they can serve as a convenient 26-bit (with bit 28) address block for experimentation and migration of other equipment. </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able. <text:s/>The <text:span text:style-name="T10">following</text:span> considerations had to be taken into account when designing the alias reservation algorithm. <text:s/></text:p>
      <text:p text:style-name="Standard">CAN arbitration reliably avoids collisions between frames with unique headers. It does not guarantee non-overlapping transmission from separate nodes of fram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ed to be found that guaranteed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 packets used in the broadcast will not be identical between the two nodes, because their 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9">The mechanism for generating the next alias value to try must generate different values for different nodes to prevent this from becoming a permanent lock-step error.</text:span></text:p>
      <text:p text:style-name="Standard">The delay at the end of the algorithm is to ensure that higher latency nodes, such as software nodes working through USB convert<text:span text:style-name="T23">e</text:span>rs, can reply to CID frames from nodes that come up on a working link. <text:soft-page-break/>OpenLCB is a soft-real-time system, and software that's interacting with it needs to have response 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 0x6, <text:span text:style-name="T10">…</text:span>, to give priority on the CAN segment to frames later in the process. <text:s/>This lets some nodes complete as early as possible and remove themselves from contention.</text:p>
      <text:p text:style-name="Standard">Although it might be a useful debugging tool, putting the full NID in the data portion of the frames can cause errors. Therefore, we decided not to do that.</text:p>
      <text:p text:style-name="Standard">Reserving a node ID alias value is separate from actually using it to take a node from Inhibited to Permitted state. <text:s/>A gateway device, for example, might want want to stockpile a few reserved alias values so that they can be rapidly associated <text:span text:style-name="T10">with a</text:span> specific node that wants to communicate. The node ID that's broken into four parts for the CID values needs to be unique, but it does not have to be the one that's eventually attached to the alias via a Alias Map Definition frame later on. <text:s/></text:p>
      <text:p text:style-name="P19">For example, a minimal sequence is four CID frames and a RID:</text:p>
      <text:p text:style-name="P20">0x1<text:span text:style-name="T20">7</text:span><text:span text:style-name="T19">123</text:span><text:span text:style-name="T18">FED</text:span></text:p>
      <text:p text:style-name="P20">0x1<text:span text:style-name="T20">6</text:span><text:span text:style-name="T19">456</text:span><text:span text:style-name="T18">FED</text:span></text:p>
      <text:p text:style-name="P20">0x1<text:span text:style-name="T20">5</text:span><text:span text:style-name="T19">789</text:span><text:span text:style-name="T18">FED</text:span></text:p>
      <text:p text:style-name="P20">0x1<text:span text:style-name="T20">4</text:span><text:span text:style-name="T19">ABC</text:span><text:span text:style-name="T18">FED</text:span></text:p>
      <text:p text:style-name="P20">0x1<text:span text:style-name="T20">0700</text:span><text:span text:style-name="T18">FED</text:span></text:p>
      <text:p text:style-name="Standard">The red nibbles show that these are four CID and one RID frames. <text:s/>The blue nibbles are the source ID alias being tested and allocated. The yellow nibbles are the underlying Node ID of the node, in this case 12 34 56 78 9A BC.</text:p>
      <text:h text:style-name="Heading_20_4" text:outline-level="4">Transition to Permitted State</text:h>
      <text:p text:style-name="Standard">Note that there is no requirement that the node's alias value be consistent from one power-up reset to the next. </text:p>
      <text:p text:style-name="Standard">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h text:style-name="Heading_20_4" text:outline-level="4">Node ID Alias validation</text:h>
      <text:p text:style-name="Standard">Node ID alias validation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text:soft-page-break/>In general, simple or regular nodes won't need to do node alias validation.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 <text:span text:style-name="T24">aliases</text:span> and node IDs, a gateway needs to be able to send a CAN frame requiring "everybody reply with your node ID". Much like Ethernet gateway mapping, this needs to return the node ID of just the specific CAN-attached hardware, not all the node IDs that can be e.g.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The Alias Map Reset frame indicates that the alias value in the source address field may no longer be associated with the same NID, and mapping tables should be reset. </text:p>
      <text:p text:style-name="Standard">The full node ID in the Alias Map Reset frame allows nodes who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for example to reuse it with another Node ID, by replying to CID/RID frames from another node attempting to reserve it.</text:p>
      <text:p text:style-name="Standard">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6">"Alias Map Reset" is a CAN-specific frame limited to the segment, but all gateways on the segment must act on it. <text:s/>This is then followed by an "Alias Map Definition" when the alias is allocated to a new node ID. <text:s/></text:span></text:p>
      <text:p text:style-name="P12">Regular nodes won't need to do this. They stay active until they go instantly offline due to e.g. power-off.</text:p>
      <text:p text:style-name="P12">When a node goes to inhibited state or releases an alias by sending an Alias Map Reset frame, that's telling other nodes that it can no longer be reached by using that alias. <text:s/>The last paragraph in this section of the Standard gives the node receiving the Alias Map Reset 100msec to finish processing and stop using the alias. <text:s/>If it still needs to send messages to the node that sent the Alias Map Reset, the receiving node can attempt to reacquire a new alias via an Alias Map Enquire frame or higher-level message(s). <text:s/>If the alias has changed, that will work, but if the sending node has transitioned to Inhibited state there will be no reply to the attempt to obtain the new alias.</text:p>
      <text:h text:style-name="Heading_20_4" text:outline-level="4"><text:soft-page-break/>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who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p>
      <text:p text:style-name="Standard">Example: <text:s/>Nodes A and B are in Permitted mode with different node IDs, but <text:span text:style-name="T10">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B: <office:annotation office:name="__Fieldmark__2890_740428186"><dc:creator>Balazs Racz</dc:creator><dc:date>2015-02-10T23:27:37</dc:date><text:list text:style-name=""><text:list-item><text:p>This will cause Node A to recognize an alias conflict and release the same alias, so there are a lot more packets here.</text:p></text:list-item></text:list></office:annotation>0x10703nnn<office:annotation-end office:name="__Fieldmark__2890_740428186"/> <text:span text:style-name="T25">55 AA 44 AA 33 AA</text:span><text:tab/>(AMR frame <text:span text:style-name="T25">with Node ID 0x55AA,44AA,33AA</text:span>)</text:p>
      <text:p text:style-name="Standard">B then goes back into operation by reserving a new alias value and transitioning to Permitted state:</text:p>
      <text:p text:style-name="Standard">B: 0x17iiimmm<text:tab/>(1<text:span text:style-name="T13">st</text:span> CID)</text:p>
      <text:p text:style-name="Standard">B: 0x16iiimmm<text:tab/>(2<text:span text:style-name="T13">nd</text:span> CID)</text:p>
      <text:p text:style-name="Standard">B: 0x15iiimmm<text:tab/>(3<text:span text:style-name="T13">rd</text:span> CID)</text:p>
      <text:p text:style-name="Standard">B: 0x14iiimmm<text:tab/>(4<text:span text:style-name="T13">th</text:span> CID)</text:p>
      <text:p text:style-name="Standard">B: 0x10700mmm<text:tab/>(RID)</text:p>
      <text:p text:style-name="Standard">B: 0x10701mmm ii ii ii ii ii ii <text:tab/>(AMD with B's node ID attached)</text:p>
      <text:h text:style-name="Heading_20_4" text:outline-level="4"><text:soft-page-break/>Duplicate Node ID Handling</text:h>
      <text:p text:style-name="Standard">This should never happen, of course, but it's possible that two nodes will have the same Node ID assigned. <text:s/>This will result in frame loss and operational difficulties. OpenLCB does not guarantee prompt detection of this condition, at any level of the protocol stack, but it's extremely likely that it will be detected.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event producer/consumer techniques associated with OpenLCB. This decision can be revisited.</text:p>
      <text:p text:style-name="Standard">After sending the (optional) PCER message, the node has to go offline so that it doesn't interact anymore until the user resets it to restart operation. <text:s/>This is necessary to prevent the PCER itself triggering additional messages back, resulting in a never-ending cycle.</text:p>
      <text:p text:style-name="Standard">Example: <text:s/>Nodes A and B are in Permitted mode with the same node IDs, but <text:span text:style-name="T10">different</text:span> aliases. <text:s/>Some gateway node C requests a list of all nodes on the CAN segment:</text:p>
      <text:p text:style-name="Standard">C: 0x10702ccc<text:tab/>(AME frame)</text:p>
      <text:p text:style-name="Standard">A: 0x10701aaa 01 02 03 04 05 06 <text:s/>(AMD frame with Node ID 0x010203040506)</text:p>
      <text:p text:style-name="Standard">(For simplicity, B has not transmitted yet) B discovers that its node ID has been duplicated.</text:p>
      <text:p text:style-name="Standard">B: 0x195B4bbb 01 01 00 00 00 00 02 01 <text:s/>(Producer-Consumer Event Report (PCER) message with event ID 0x0101,0000,0000,0201 )</text:p>
      <text:p text:style-name="Standard">If the two nodes have also assigned <text:span text:style-name="T10">the</text:span> same alias value, that interaction is also invoked here.</text:p>
      <text:h text:style-name="Heading_20_4" text:outline-level="4">Reporting CAN Link Status</text:h>
      <text:p text:style-name="Standard">The CAN Standard defines the “Error Active”, “Error Inactive” and “bus off” states, along <text:span text:style-name="T10">with</text:span> extensive fault-confinement rules. <text:s/>By using qualified CAN implementations, OpenLCB-CAN nodes pick these behaviors up. The interactions in this section are then about reporting the results of the CAN Standard operations. The “Error Information Report 0” through “Error Information Report <text:span text:style-name="T4">3</text:span>” control frames indicate specific transitions in the node's state. <text:s/>No OpenLCB-CAN node is required to react to those reports. The reports only provide information. </text:p>
      <text:p text:style-name="Standard">Designers of monitoring equipment that attaches to the CAN link can use this information directly. Designers of gateway nodes that connect CAN segments together or connect CAN segments to other types of OpenLCB links may want to convert these control frames (<text:span text:style-name="T10">which</text:span> are not allowed to go off their original CAN segment) to higher level messages. <text:s/>There are well-known EventIDs for this purpose, but that use is beyond the scope of this Standard and Technical Note.</text:p>
      <text:p text:style-name="Standard"><text:soft-page-break/>Since CAN nodes are required by the CAN standard to initialize in Bus Active state, no Error Information N frame(s) can be emitted at startup. <text:s/>They cannot be emitted until there's an actual state transition in the interface.</text:p>
      <text:p text:style-name="Standard">It's not possible for a node to emit a frame to indicate that it has entered the “Bus Off” state, so there's no message corresponding to that.</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6</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2207110305754490459" text:style-name="L7">
        <text:list-item>
          <text:p text:style-name="P30">The sequence of alias values generated by a node shall depend on the node's node ID in such a way that the sequence differs from the sequence generated by every other node.</text:p>
        </text:list-item>
        <text:list-item>
          <text:p text:style-name="P30">Given sufficient iterations, the sequence of alias values generated by a node shall include every valid alias value.</text:p>
        </text:list-item>
      </text:list>
      <text:p text:style-name="Standard">Although useful criteria, they were omitted as too hard to comprehensively test.</text:p>
      <text:p text:style-name="Standard">What's really necessary, but hard to describe <text:span text:style-name="T10">in standard language, is that two separate nodes need to have different sequences of generated numbers. <text:s/>If node A will try 3, 4, 5, 6, … then it's important that node B try some other sequence. If B also <text:s/>generates values in the sequence 3, 4, 5, 6, … then the two nodes can get locked to each other trying the same value, both rejecting it, and then trying the same new value.</text:span></text:p>
      <text:p text:style-name="Standard"><text:span text:style-name="T10">Formally, if A</text:span><text:span text:style-name="T11">i</text:span><text:span text:style-name="T10"> is defined as a particular value in node A's sequence, B</text:span><text:span text:style-name="T11">i</text:span><text:span text:style-name="T10"> is defined as a particular value in B's sequence, then “if A</text:span><text:span text:style-name="T11">i</text:span><text:span text:style-name="T10"> = B</text:span><text:span text:style-name="T11">i</text:span><text:span text:style-name="T10">, then A</text:span><text:span text:style-name="T11">i+1</text:span><text:span text:style-name="T10"> != B</text:span><text:span text:style-name="T11">i+1</text:span><text:span text:style-name="T10"> most of the time” is the important condition.</text:span></text:p>
      <text:p text:style-name="P14">It's not required that two sequential aliases be different. <text:s/>It's possible that the sequence generator will come up with the same value occasionally, and the RID/CID mechanism is constructed to handle that. <text:s/>The sequence on the CAN bus will be clearer, and in some cases the allocation process will be faster, if nodes identify duplicate aliases in sequence, and just go on to the next one.</text:p>
      <text:p text:style-name="P14"/>
      <text:h text:style-name="Heading_20_1" text:outline-level="1">Gateways and segment management</text:h>
      <text:p text:style-name="P12">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12"><text:soft-page-break/>Bridges, which work by passing frames between separate segments, are also supported. <text:s/>In normal operation, OpenLCB-CAN frames can be transported through those bridges unchanged. While the bridge is active, the alias negotiation system will work properly. <text:s/>If a bridge is inactive, e.g. the two segments are separate, while nodes are coming up and allocating their aliases, it's possible that duplicate aliases will be allocated. <text:s/>Bringing up the CAN bridge hardware before bringing up the nodes prevents duplicate assignment. <text:s/>If duplicates are assigned, e.g. due to bringing up a bridge between active CAN segments, the nodes will discover the duplicates on their first transmission, and will rectify the situation using the procedure defined in <text:span text:style-name="T10">the</text:span> “Node ID Alias Collision Handling” section. </text:p>
      <text:p text:style-name="P12">Higher-capability bridges, <text:span text:style-name="T10">and</text:span> gateways to non-CAN OpenLCB networks, will want to handle the assignment of local aliases directly. <text:s/>This prevents alias collisions between separate CAN segments, and allows very large OpenLCB networks, but requires more work from the gateway. <text:s/>It will allocate a pool of aliases using the conventional technique, and then assign them to off-segment nodes as they need to communicate on the segment. <text:s/>Many algorithms are possible for that assignment.</text:p>
      <text:p text:style-name="Standard">If/when a full NID is needed, it can be obtained by sending a<text:span text:style-name="T26">n</text:span> "Alias Mapping Enquiry" frame with an appropriate Destination Node ID in local alias form. The reply will eventually come back with the Source ID in local alias form and carrying the full NID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 The CAN network itself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a <text:s/>node to broadcast that it's back up if the hardware detected frames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 Nodes must handle full rate frames, specifically including frames not <text:soft-page-break/>addressed to them. For long term reliability, a node <text:span text:style-name="T12">must</text:span> be able to completely process an entire CAN frame in the time it takes to receive the next one, which may be as little as 64 bit times, or about 500 microseconds for a header only frame.</text:p>
      <text:p text:style-name="Standard">Eventually OpenLCB may have to discuss use of Overload Frames to throttle for e.g. NVRAM writing, but various CAN hardware implementations may also be doing this already. This mechanism provides only a little more time, due to restrictions in the CAN specification that have become limitations on the silicon implementations.</text:p>
      <text:h text:style-name="Heading_20_1" text:outline-level="1">On the choice of a 12-bit alias length</text:h>
      <text:p text:style-name="Standard">The size of the 12-bit NodeID alias field was selected by balancing two constraints:</text:p>
      <text:list xml:id="list4073074430928909794" text:style-name="L8">
        <text:list-item>
          <text:p text:style-name="P32">Smaller (fewer bits) allows more payload and/or simpler coding of other parts of messages. </text:p>
        </text:list-item>
        <text:list-item>
          <text:p text:style-name="P32">Larger allows more unique nodes to be accessed.</text:p>
        </text:list-item>
      </text:list>
      <text:h text:style-name="Heading_20_2" text:outline-level="2">Issues</text:h>
      <text:h text:style-name="Heading_20_3" text:outline-level="3">Addressing</text:h>
      <text:p text:style-name="Standard">The alias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6" text:note-class="footnote"><text:note-citation>6</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 pattern to a central OpenLCB-CAN “backbone”, which must route the full cross-segment traffic.</text:p>
      <text:p text:style-name="Standard">In some cases, we want two aliases (source and destination), plus a few more bits, in the 29 bits total available in the header. Using 12-bits for each address leaves 29-(2*12) = 5 bits for these purposes, which seemed about right, and allows a maximum of 2^12, or 4096 nodes. <text:s/></text:p>
      <text:h text:style-name="Heading_20_3" text:outline-level="3">Collisions during Allocation</text:h>
      <text:p text:style-name="Standard">The alias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h text:style-name="Heading_20_3" text:outline-level="3"><text:soft-page-break/>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h text:style-name="Heading_20_1" text:outline-level="1"><text:bookmark-start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9">The use of a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h text:style-name="Heading_20_2" text:outline-level="2">Preferred alias generation algorithm</text:h>
      <text:p text:style-name="Standard">The 12 bit alias has to be derived from a 48-bit sequence number in a way that keeps as much entropy (distinctiveness; randomness) as possible.</text:p>
      <text:p text:style-name="Standard">The entropy starts in the node ID values, which cover a 48-bit space (albeit non-uniformly). <text:s/><text:span text:style-name="T10">This</text:span> provides an initial 48-bit value that can be mapped to a 12-bit value. </text:p>
      <text:p text:style-name="Standard">To create a sequence of values, you want a computationally cheap way of sequencing through all those possible 48-bit values. <text:s/>(Running through the 48-bit values and compressing each to a 12-bit alias value is less likely to get multiple nodes attempting the same sequence than just working through a 12-bit sequence) A suitable pseudo-random number generator does exactly this: it runs through full 48-bit sequence, with each node starting at separate point in the sequence, so the 48 bit values are unique. </text:p>
      <text:p text:style-name="Standard">A computationally convenient way to create a 12-bit value, while preserving as much of the randomness as possible, is to break the 48-bit value into four 12-bit values, align these, <text:span text:style-name="T10">and</text:span> exclusive-or them. <text:s/>Each bit-change in the original 48-bit number then becomes a change <text:span text:style-name="T10">in the</text:span> final 12-bit value.</text:p>
      <text:p text:style-name="Standard">Sequentially numbered nodes will have initial seeds that differ only in the low bits of the PRNG output. For shift-register PRNGs, this can present a problem, as all bytes of the result are shifting together with just one new bit shifting in at the top.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text:soft-page-break/>Preferred PRNG</text:h>
      <text:p text:style-name="Standard">The proposed 48-bit PRNG is from “A 48-Bit Pseudo-Random Number Generator”, Heidi G. Kuehn, Communications of the ACM, Volume 4, Issue 8 (August 1961), pages 350-352.</text:p>
      <text:p text:style-name="Standard">x<text:span text:style-name="T16">i+1</text:span> = (2<text:span text:style-name="T15">9</text:span>+1) x<text:span text:style-name="T16">i</text:span> + c</text:p>
      <text:p text:style-name="Standard">where c = 29,741,096,258,473 or 0x1B0CA37A4BA9.The paper actually describes a PRNG that uses signed arithmetic, but for our purposes the 48<text:span text:style-name="T15">th</text:span> “sign” bit isn't important.<text:span text:style-name="T6"> This is a byte+bit shift and add, so it's quick to calculate.</text:span></text:p>
      <text:p text:style-name="Standard">Note that, unlike some other PNRGs, this one can generate a zero result, and can accept a zero seed.</text:p>
      <text:p text:style-name="Standard">It is initialized with the node ID as a 48-bit key, with the most significan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Example C implementation<text:note text:id="ftn7" text:note-class="footnote"><text:note-citation>7</text:note-citation><text:note-body><text:p text:style-name="Footnote">The code in this section is from the OpenLCB C sample implementation available at <text:a xlink:type="simple" xlink:href="http://www.openlcb.org/trunk/prototypes/C/libraries/OlcbCommonCAN/">http://www.openlcb.org/trunk/prototypes/C/libraries/OlcbCommonCAN/</text:a> <text:s/>The specific code is available at <text:a xlink:type="simple" xlink:href="http://www.openlcb.org/trunk/prototypes/C/libraries/OlcbCommonCAN/LinkControl.cpp">http://www.openlcb.org/trunk/prototypes/C/libraries/OlcbCommonCAN/LinkControl.cpp</text:a> </text:p></text:note-body></text:note></text:h>
      <text:p text:style-name="Standard">The PRNG state is stored in two 32-bit quantities:</text:p>
      <text:p text:style-name="P13"><text:s text:c="2"/>uint32_t lfsr1, lfsr2; // sequence value: lfsr1 is upper 24 bits, lfsr2 lower</text:p>
      <text:p text:style-name="Standard">The 6-byte unique Node ID is stored in the <text:span text:style-name="T14">nid[0:5]</text:span> array.</text:p>
      <text:p text:style-name="Standard">To load the PRNG from the Node ID:</text:p>
      <text:p text:style-name="P10"><text:s text:c="2"/>lfsr1 = (nid[0] &lt;&lt; 16) | (nid[1] &lt;&lt; 8) | nid[2];</text:p>
      <text:p text:style-name="P18"><text:s text:c="2"/>lfsr2 = (nid[3] &lt;&lt; 16) | (nid[4] &lt;&lt; 8) | nid[5];</text:p>
      <text:p text:style-name="Standard">To step the PRNG:</text:p>
      <text:p text:style-name="P9"><text:s text:c="3"/>// First, form 2^9*val</text:p>
      <text:p text:style-name="P9"><text:s text:c="3"/>uint32_t temp1 = ((lfsr1&lt;&lt;9) | ((lfsr2&gt;&gt;15)&amp;0x1FF)) &amp; 0xFFFFFF;</text:p>
      <text:p text:style-name="P9"><text:s text:c="3"/>uint32_t temp2 = (lfsr2&lt;&lt;9) &amp; 0xFFFFFF;</text:p>
      <text:p text:style-name="P9"><text:s text:c="3"/></text:p>
      <text:p text:style-name="P9"><text:s text:c="3"/>// add</text:p>
      <text:p text:style-name="P9"><text:s text:c="3"/>lfsr2 = lfsr2 + temp2 + 0x7A4BA9l;</text:p>
      <text:p text:style-name="P9"><text:s text:c="3"/>lfsr1 = lfsr1 + temp1 + 0x1B0CA3l;</text:p>
      <text:p text:style-name="P9"><text:s text:c="3"/></text:p>
      <text:p text:style-name="P9"><text:s text:c="3"/>// carry</text:p>
      <text:p text:style-name="P9"><text:s text:c="3"/>lfsr1 = (lfsr1 &amp; 0xFFFFFF) | ((lfsr2&amp;0xFF000000) &gt;&gt; 24);</text:p>
      <text:p text:style-name="P17"><text:s text:c="3"/>lfsr2 = lfsr2 &amp; 0xFFFFFF;</text:p>
      <text:p text:style-name="Standard">Form a 12-bit alias from the PRNG state:</text:p>
      <text:p text:style-name="P10">uint16_t LinkControl::getAlias() {</text:p>
      <text:p text:style-name="P10"><text:s text:c="2"/>return (lfsr1 ^ lfsr2 ^ (lfsr1&gt;&gt;12) ^ (lfsr2&gt;&gt;12) )&amp;0xFFF;</text:p>
      <text:p text:style-name="P13"><text:soft-page-break/>}</text:p>
      <text:h text:style-name="Heading_20_1" text:outline-level="1">Additional References</text:h>
      <text:p text:style-name="Standard">The OpenLCB-CAN Physical Layer TN contains useful references on the characteristics of CAN.</text:p>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2">“A 48-Bit Pseudo-Random Number Generator”, Heidi G. Kuehn, Communications of the ACM, Volume 4, Issue 8 (August 1961), pages 350-352.</text:p>
      <text:p text:style-name="P22"/>
      <text:p text:style-name="P16">Appendix A: Calculation Examples</text:p>
      <table:table table:name="Table2" table:style-name="Table2">
        <table:table-column table:style-name="Table2.A" table:number-columns-repeated="3"/>
        <table:table-row>
          <table:table-cell table:style-name="Table2.A1" office:value-type="string">
            <text:p text:style-name="Table_20_Heading">Starting 48-bit seed</text:p>
          </table:table-cell>
          <table:table-cell table:style-name="Table2.A1" office:value-type="string">
            <text:p text:style-name="Table_20_Heading">Alias</text:p>
          </table:table-cell>
          <table:table-cell table:style-name="Table2.C1" office:value-type="string">
            <text:p text:style-name="Table_20_Heading">Next 48-bit seed</text:p>
          </table:table-cell>
        </table:table-row>
        <table:table-row>
          <table:table-cell table:style-name="Table2.A2" office:value-type="string">
            <text:p text:style-name="P21">00 00 00 00 00 00</text:p>
          </table:table-cell>
          <table:table-cell table:style-name="Table2.B2" office:value-type="float" office:value="0">
            <text:p text:style-name="P21">0</text:p>
          </table:table-cell>
          <table:table-cell table:style-name="Table2.C6" office:value-type="string">
            <text:p text:style-name="P21">1B 0C A3 7A 4B A9</text:p>
          </table:table-cell>
        </table:table-row>
        <table:table-row>
          <table:table-cell table:style-name="Table2.A2" office:value-type="string">
            <text:p text:style-name="P21">1B 0C A3 7A 4B A9</text:p>
          </table:table-cell>
          <table:table-cell table:style-name="Table2.A2" office:value-type="string">
            <text:p text:style-name="P21">11E</text:p>
          </table:table-cell>
          <table:table-cell table:style-name="Table2.C6" office:value-type="string">
            <text:p text:style-name="P21">4F 60 3B 8B E9 52</text:p>
          </table:table-cell>
        </table:table-row>
        <table:table-row>
          <table:table-cell table:style-name="Table2.A2" office:value-type="string">
            <text:p text:style-name="P21">4F 60 3B 8B E9 52</text:p>
          </table:table-cell>
          <table:table-cell table:style-name="Table2.A2" office:value-type="string">
            <text:p text:style-name="P21">521</text:p>
          </table:table-cell>
          <table:table-cell table:style-name="Table2.C6" office:value-type="string">
            <text:p text:style-name="P21">2A E3 F5 D8 D8 FB</text:p>
          </table:table-cell>
        </table:table-row>
        <table:table-row>
          <table:table-cell table:style-name="Table2.A2" office:value-type="string">
            <text:p text:style-name="P21">2A E3 F5 D8 D8 FB</text:p>
          </table:table-cell>
          <table:table-cell table:style-name="Table2.A2" office:value-type="string">
            <text:p text:style-name="P21">42D</text:p>
          </table:table-cell>
          <table:table-cell table:style-name="Table2.C6" office:value-type="string">
            <text:p text:style-name="P21">0D DC 4B 05 1A A4</text:p>
          </table:table-cell>
        </table:table-row>
        <table:table-row>
          <table:table-cell table:style-name="Table2.A2" office:value-type="string">
            <text:p text:style-name="P21">0D DC 4B 05 1A A4</text:p>
          </table:table-cell>
          <table:table-cell table:style-name="Table2.A2" office:value-type="string">
            <text:p text:style-name="P21">663</text:p>
          </table:table-cell>
          <table:table-cell table:style-name="Table2.C6" office:value-type="string">
            <text:p text:style-name="P21">E1 7E F8 B4 AE 4D</text:p>
          </table:table-cell>
        </table:table-row>
      </table:table>
      <text:p text:style-name="Caption">Table: Sequence of aliases and seeds starting from zero</text:p>
      <text:p text:style-name="Standard"/>
      <table:table table:name="Table4" table:style-name="Table4">
        <table:table-column table:style-name="Table4.A" table:number-columns-repeated="3"/>
        <table:table-column table:style-name="Table4.D"/>
        <table:table-header-rows>
          <table:table-row>
            <table:table-cell table:style-name="Table4.A1" office:value-type="string">
              <text:p text:style-name="Table_20_Heading">Starting 48-bit seed</text:p>
            </table:table-cell>
            <table:table-cell table:style-name="Table4.A1" office:value-type="string">
              <text:p text:style-name="Table_20_Heading">Alias</text:p>
            </table:table-cell>
            <table:table-cell table:style-name="Table4.A1" office:value-type="string">
              <text:p text:style-name="Table_20_Heading">Next 48-bit seed</text:p>
            </table:table-cell>
            <table:table-cell table:style-name="Table4.D1" office:value-type="string">
              <text:p text:style-name="Table_20_Heading">Next Alias</text:p>
            </table:table-cell>
          </table:table-row>
        </table:table-header-rows>
        <table:table-row>
          <table:table-cell table:style-name="Table4.A2" office:value-type="string">
            <text:p text:style-name="P21">02 01 21 00 00 12</text:p>
          </table:table-cell>
          <table:table-cell table:style-name="Table4.A2" office:value-type="string">
            <text:p text:style-name="P21">113</text:p>
          </table:table-cell>
          <table:table-cell table:style-name="Table4.A2" office:value-type="string">
            <text:p text:style-name="P21">1F 4F C4 7A 6F BB</text:p>
          </table:table-cell>
          <table:table-cell table:style-name="Table4.D2" office:value-type="string">
            <text:p text:style-name="P21">62D</text:p>
          </table:table-cell>
        </table:table-row>
        <table:table-row>
          <table:table-cell table:style-name="Table4.A2" office:value-type="string">
            <text:p text:style-name="P21">02 01 12 00 00 21</text:p>
          </table:table-cell>
          <table:table-cell table:style-name="Table4.A2" office:value-type="string">
            <text:p text:style-name="P21">113</text:p>
          </table:table-cell>
          <table:table-cell table:style-name="Table4.A2" office:value-type="string">
            <text:p text:style-name="P21">1F 31 B5 7A 8D CA</text:p>
          </table:table-cell>
          <table:table-cell table:style-name="Table4.D2" office:value-type="string">
            <text:p text:style-name="P21">A24 </text:p>
          </table:table-cell>
        </table:table-row>
        <table:table-row>
          <table:table-cell table:style-name="Table4.A2" office:value-type="string">
            <text:p text:style-name="P21">02 01 11 00 00 22</text:p>
          </table:table-cell>
          <table:table-cell table:style-name="Table4.A2" office:value-type="string">
            <text:p text:style-name="P21">113</text:p>
          </table:table-cell>
          <table:table-cell table:style-name="Table4.A2" office:value-type="string">
            <text:p text:style-name="P21">1F 2F B4 7A 8F CB</text:p>
          </table:table-cell>
          <table:table-cell table:style-name="Table4.D2" office:value-type="string">
            <text:p text:style-name="P21">625</text:p>
          </table:table-cell>
        </table:table-row>
        <table:table-row>
          <table:table-cell table:style-name="Table4.A2" office:value-type="string">
            <text:p text:style-name="P21">02 01 22 00 00 11</text:p>
          </table:table-cell>
          <table:table-cell table:style-name="Table4.A2" office:value-type="string">
            <text:p text:style-name="P21">113</text:p>
          </table:table-cell>
          <table:table-cell table:style-name="Table4.A2" office:value-type="string">
            <text:p text:style-name="P21">1F 51 C5 7A 6D BA</text:p>
          </table:table-cell>
          <table:table-cell table:style-name="Table4.D2" office:value-type="string">
            <text:p text:style-name="P21">A2C</text:p>
          </table:table-cell>
        </table:table-row>
      </table:table>
      <text:p text:style-name="Caption">Table: Four seeds (of 2<text:span text:style-name="T13">36</text:span>) that give the same alias, and their different subsequent seeds and aliases</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text:s/>1 Introduction<text:tab/>1</text:p>
          <text:p text:style-name="P24"><text:s/>1.1 CAN Specialization for OpenLCB<text:tab/>1</text:p>
          <text:p text:style-name="P24"><text:s/>1.2 CAN collisions in loaded networks<text:tab/>2</text:p>
          <text:p text:style-name="P23"><text:s/>2 Annotations to the Standard<text:tab/>2</text:p>
          <text:p text:style-name="P24"><text:s/>2.1 Introduction<text:tab/>3</text:p>
          <text:p text:style-name="P24"><text:s/>2.2 Intended Use<text:tab/>3</text:p>
          <text:p text:style-name="P24"><text:s/>2.3 References and Context<text:tab/>3</text:p>
          <text:p text:style-name="P24"><text:s/>2.4 Frame Format<text:tab/>3</text:p>
          <text:p text:style-name="P24"><text:s/>2.5 States<text:tab/>4</text:p>
          <text:p text:style-name="P24"><text:s/>2.6 CAN-specific Control Frames and Interactions<text:tab/>4</text:p>
          <text:p text:style-name="P25"><text:s/>2.6.1 Control Frame Format<text:tab/>4</text:p>
          <text:p text:style-name="P25"><text:s/>2.6.2 Interactions<text:tab/>5</text:p>
          <text:p text:style-name="P26"><text:s/>2.6.2.1 Reserving a Node ID Alias<text:tab/>5</text:p>
          <text:p text:style-name="P26"><text:s/>2.6.2.2 Transition to Permitted State<text:tab/>6</text:p>
          <text:p text:style-name="P26"><text:s/>2.6.2.3 Node ID Alias validation<text:tab/>6</text:p>
          <text:p text:style-name="P26"><text:s/>2.6.2.4 Transition to Inhibited State<text:tab/>7</text:p>
          <text:p text:style-name="P26"><text:s/>2.6.2.5 Node ID Alias Collision Handling<text:tab/>8</text:p>
          <text:p text:style-name="P26"><text:s/>2.6.2.6 Duplicate Node ID Handling<text:tab/>9</text:p>
          <text:p text:style-name="P26"><text:s/>2.6.2.7 Reporting CAN Link Status<text:tab/>9</text:p>
          <text:p text:style-name="P25"><text:s/>2.6.3 Node ID Alias Generation<text:tab/>10</text:p>
          <text:p text:style-name="P23"><text:s/>3 Gateways and segment management<text:tab/>11</text:p>
          <text:p text:style-name="P23"><text:s/>4 Throughput and Temporarily Deaf Nodes<text:tab/>12</text:p>
          <text:p text:style-name="P23"><text:s/>5 On the choice of a 12-bit alias length<text:tab/>13</text:p>
          <text:p text:style-name="P24"><text:s/>5.1 Issues<text:tab/>13</text:p>
          <text:p text:style-name="P25"><text:s/>5.1.1 Addressing<text:tab/>13</text:p>
          <text:p text:style-name="P25"><text:s/>5.1.2 Collisions during Allocation<text:tab/>13</text:p>
          <text:p text:style-name="P25"><text:s/>5.1.3 Size<text:tab/>13</text:p>
          <text:p text:style-name="P23"><text:s/>6 Preferred Alias Allocation Method<text:tab/>14</text:p>
          <text:p text:style-name="P24"><text:s/>6.1 Preferred alias generation algorithm<text:tab/>14</text:p>
          <text:p text:style-name="P25"><text:s/>6.1.1 Preferred PRNG<text:tab/>14</text:p>
          <text:p text:style-name="P25"><text:s/>6.1.2 Preferred PRNG to node ID alias mapping<text:tab/>15</text:p>
          <text:p text:style-name="P25"><text:s/>6.1.3 Example C implementation<text:tab/>15</text:p>
          <text:p text:style-name="P23"><text:s/>7 Additional References<text:tab/>15</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Ubuntu" svg:font-family="Ubuntu"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3"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71in" fo:margin-left="0.1007in" fo:margin-right="-0.0778in" table:align="margins" style:writing-mode="lr-tb"/>
    </style:style>
    <style:style style:name="Table1.A" style:family="table-column">
      <style:table-column-properties style:column-width="3.3944in" style:rel-column-width="34344*"/>
    </style:style>
    <style:style style:name="Table1.B" style:family="table-column">
      <style:table-column-properties style:column-width="0.2479in" style:rel-column-width="2508*"/>
    </style:style>
    <style:style style:name="Table1.C" style:family="table-column">
      <style:table-column-properties style:column-width="1.5229in" style:rel-column-width="15408*"/>
    </style:style>
    <style:style style:name="Table1.D" style:family="table-column">
      <style:table-column-properties style:column-width="1.3118in" style:rel-column-width="1327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Header">
      <style:paragraph-properties fo:text-align="center" style:justify-single-word="false" style:snap-to-layout-grid="false"/>
      <style:text-properties style:font-name="Arial1" fo:font-size="14pt" fo:font-weight="bold" officeooo:rsid="00083024"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officeooo:rsid="00083024" style:font-size-asian="8pt" style:font-size-complex="8pt"/>
    </style:style>
    <style:style style:name="MT4" style:family="text">
      <style:text-properties fo:font-size="9pt" style:font-size-asian="9pt"/>
    </style:style>
    <style:style style:name="MT5" style:family="text">
      <style:text-properties fo:font-size="8pt" style:font-size-asian="8pt"/>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text:title>OpenLCB CAN Frame Transfer Technical Note</text:title><draw:custom-shape text:anchor-type="char" draw:z-index="16"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3">2015</text:span></text:span><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7</text:page-number></text:span></text:span><text:span text:style-name="Page_20_Number"><text:span text:style-name="MT2"> of </text:span></text:span><text:span text:style-name="Page_20_Number"><text:span text:style-name="MT2"><text:page-count style:num-format="1">17</text:page-count></text:span></text:span><text:span text:style-name="Page_20_Number"><text:span text:style-name="MT2"> - </text:span></text:span><text:span text:style-name="Page_20_Number"><text:span text:style-name="MT2"><text:date style:data-style-name="N75" text:date-value="2015-02-10T23:56:35.852004387">Feb 10,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1959098862642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0T23:56:35.854776073">Feb 10, 2015</text:date></text:p>
            </table:table-cell>
            <table:table-cell table:style-name="Table1.C1" office:value-type="string">
              <text:p text:style-name="MP9">In Review</text:p>
            </table:table-cell>
          </table:table-row>
        </table:table>
        <text:p text:style-name="Header"/>
      </style:header>
      <style:footer>
        <text:p text:style-name="MP10"><text:span text:style-name="Page_20_Number"><text:span text:style-name="MT2">Copyright 2011--</text:span></text:span><text:span text:style-name="Page_20_Number"><text:span text:style-name="MT3">2015</text:span></text:span><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7</text:page-count></text:span></text:span><text:span text:style-name="Page_20_Number"><text:span text:style-name="MT5"> - </text:span></text:span><text:span text:style-name="Page_20_Number"><text:span text:style-name="MT2"><text:date style:data-style-name="N75" text:date-value="2015-02-10T23:56:35.856404257">Feb 10, 2015</text:date></text:span></text:span></text:p>
        <text:p text:style-name="MP11"/>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CAN Frame Transfer Technical Note</dc:title>
    <meta:initial-creator>Alex Shepherd</meta:initial-creator>
    <meta:creation-date>2009-01-22T07:11:27</meta:creation-date>
    <meta:editing-cycles>351</meta:editing-cycles>
    <meta:editing-duration>P3DT19H55M32S</meta:editing-duration>
    <meta:generator>LibreOffice/4.2.7.2$Linux_X86_64 LibreOffice_project/420m0$Build-2</meta:generator>
    <dc:date>2015-02-10T23:56:35.798246753</dc:date>
    <meta:keyword>OpenLCB-CANFrame Transfer</meta:keyword>
    <meta:printed-by>Bob Jacobsen</meta:printed-by>
    <meta:print-date>2010-10-15T13:10:41</meta:print-date>
    <dc:creator>Balazs Racz</dc:creator>
    <meta:document-statistic meta:table-count="3" meta:image-count="0" meta:object-count="0" meta:page-count="17" meta:paragraph-count="300" meta:word-count="7143" meta:character-count="42448" meta:non-whitespace-character-count="35403"/>
    <meta:user-defined meta:name="Info 1"/>
    <meta:user-defined meta:name="Info 2"/>
    <meta:user-defined meta:name="Info 3"/>
    <meta:user-defined meta:name="Info 4"/>
  </office:meta>
</office:document-meta>
</file>